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Name </text:p>
          </table:table-cell>
          <table:table-cell office:value-type="string" calcext:value-type="string">
            <text:p>Initiald</text:p>
          </table:table-cell>
          <table:table-cell office:value-type="string" calcext:value-type="string">
            <text:p>LastName</text:p>
          </table:table-cell>
          <table:table-cell table:style-name="Default"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eet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Job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LOWER(LEFT([.A2];1)&amp;(LEFT([.C2];1)))" office:value-type="string" office:string-value="mc" calcext:value-type="string">
            <text:p>mc</text:p>
          </table:table-cell>
          <table:table-cell office:value-type="string" calcext:value-type="string">
            <text:p>Calvert</text:p>
          </table:table-cell>
          <table:table-cell table:formula="of:=LOWER(LEFT([.A2];2)&amp;(LEFT([.C2];2)))" office:value-type="string" office:string-value="maca" calcext:value-type="string">
            <text:p>maca</text:p>
          </table:table-cell>
          <table:table-cell table:formula="of:=CONCATENATE([.D2];&quot;@ic.com&quot;)" office:value-type="string" office:string-value="maca@ic.com" calcext:value-type="string">
            <text:p>maca@ic.co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estCity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estcontr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sw0rd123</text:p>
          </table:table-cell>
          <table:table-cell office:value-type="string" calcext:value-type="string">
            <text:p>555-444-333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test.ok</text:p>
          </table:table-cell>
          <table:table-cell office:value-type="string" calcext:value-type="string">
            <text:p>OU=CEO,OU=IC-AD,DC=IC,DC=local</text:p>
          </table:table-cell>
        </table:table-row>
        <table:table-row table:style-name="ro1">
          <table:table-cell office:value-type="string" calcext:value-type="string">
            <text:p>Aamir</text:p>
          </table:table-cell>
          <table:table-cell table:formula="of:=LOWER(LEFT([.A3];1)&amp;(LEFT([.C3];1)))" office:value-type="string" office:string-value="ae" calcext:value-type="string">
            <text:p>ae</text:p>
          </table:table-cell>
          <table:table-cell office:value-type="string" calcext:value-type="string">
            <text:p>Elisabeth</text:p>
          </table:table-cell>
          <table:table-cell table:formula="of:=LOWER(LEFT([.A3];2)&amp;(LEFT([.C3];2)))" office:value-type="string" office:string-value="aael" calcext:value-type="string">
            <text:p>aael</text:p>
          </table:table-cell>
          <table:table-cell table:formula="of:=CONCATENATE([.D3];&quot;@ic.com&quot;)" office:value-type="string" office:string-value="aael@ic.com" calcext:value-type="string">
            <text:p>aael@ic.co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estCity</text:p>
          </table:table-cell>
          <table:table-cell office:value-type="float" office:value="5521" calcext:value-type="float">
            <text:p>552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estcontr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sw0rd124</text:p>
          </table:table-cell>
          <table:table-cell office:value-type="string" calcext:value-type="string">
            <text:p>555-444-33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st.ok</text:p>
          </table:table-cell>
          <table:table-cell office:value-type="string" calcext:value-type="string">
            <text:p>OU=HR,OU=IC-AD,DC=IC,DC=local</text:p>
          </table:table-cell>
        </table:table-row>
        <table:table-row table:style-name="ro1">
          <table:table-cell table:style-name="ce1" office:value-type="string" calcext:value-type="string">
            <text:p>Belkheir</text:p>
          </table:table-cell>
          <table:table-cell table:formula="of:=LOWER(LEFT([.A4];1)&amp;(LEFT([.C4];1)))" office:value-type="string" office:string-value="be" calcext:value-type="string">
            <text:p>be</text:p>
          </table:table-cell>
          <table:table-cell office:value-type="string" calcext:value-type="string">
            <text:p>Enar</text:p>
          </table:table-cell>
          <table:table-cell table:formula="of:=LOWER(LEFT([.A4];2)&amp;(LEFT([.C4];2)))" office:value-type="string" office:string-value="been" calcext:value-type="string">
            <text:p>been</text:p>
          </table:table-cell>
          <table:table-cell table:formula="of:=CONCATENATE([.D4];&quot;@ic.com&quot;)" office:value-type="string" office:string-value="been@ic.com" calcext:value-type="string">
            <text:p>been@ic.co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estCity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estcontr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sw0rd125</text:p>
          </table:table-cell>
          <table:table-cell office:value-type="string" calcext:value-type="string">
            <text:p>555-444-33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st.ok</text:p>
          </table:table-cell>
          <table:table-cell office:value-type="string" calcext:value-type="string">
            <text:p>OU=HR,OU=IC-AD,DC=IC,DC=local</text:p>
          </table:table-cell>
        </table:table-row>
        <table:table-row table:style-name="ro1">
          <table:table-cell table:style-name="ce1" office:value-type="string" calcext:value-type="string">
            <text:p>Cointa</text:p>
          </table:table-cell>
          <table:table-cell table:formula="of:=LOWER(LEFT([.A5];1)&amp;(LEFT([.C5];1)))" office:value-type="string" office:string-value="cf" calcext:value-type="string">
            <text:p>cf</text:p>
          </table:table-cell>
          <table:table-cell office:value-type="string" calcext:value-type="string">
            <text:p>Français</text:p>
          </table:table-cell>
          <table:table-cell table:formula="of:=LOWER(LEFT([.A5];2)&amp;(LEFT([.C5];2)))" office:value-type="string" office:string-value="cofr" calcext:value-type="string">
            <text:p>cofr</text:p>
          </table:table-cell>
          <table:table-cell table:formula="of:=CONCATENATE([.D5];&quot;@ic.com&quot;)" office:value-type="string" office:string-value="cofr@ic.com" calcext:value-type="string">
            <text:p>cofr@ic.co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estCity</text:p>
          </table:table-cell>
          <table:table-cell office:value-type="float" office:value="5523" calcext:value-type="float">
            <text:p>5523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estcontr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sw0rd126</text:p>
          </table:table-cell>
          <table:table-cell office:value-type="string" calcext:value-type="string">
            <text:p>555-444-33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st.ok</text:p>
          </table:table-cell>
          <table:table-cell office:value-type="string" calcext:value-type="string">
            <text:p>OU=HR,OU=IC-AD,DC=IC,DC=local</text:p>
          </table:table-cell>
        </table:table-row>
        <table:table-row table:style-name="ro1">
          <table:table-cell office:value-type="string" calcext:value-type="string">
            <text:p>Guoxing</text:p>
          </table:table-cell>
          <table:table-cell table:formula="of:=LOWER(LEFT([.A6];1)&amp;(LEFT([.C6];1)))" office:value-type="string" office:string-value="gd" calcext:value-type="string">
            <text:p>gd</text:p>
          </table:table-cell>
          <table:table-cell table:style-name="ce1" office:value-type="string" calcext:value-type="string">
            <text:p>Delia</text:p>
          </table:table-cell>
          <table:table-cell table:formula="of:=LOWER(LEFT([.A6];2)&amp;(LEFT([.C6];2)))" office:value-type="string" office:string-value="gude" calcext:value-type="string">
            <text:p>gude</text:p>
          </table:table-cell>
          <table:table-cell table:formula="of:=CONCATENATE([.D6];&quot;@ic.com&quot;)" office:value-type="string" office:string-value="gude@ic.com" calcext:value-type="string">
            <text:p>gude@ic.co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estCity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estcontr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sw0rd127</text:p>
          </table:table-cell>
          <table:table-cell office:value-type="string" calcext:value-type="string">
            <text:p>555-444-3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.ok</text:p>
          </table:table-cell>
          <table:table-cell office:value-type="string" calcext:value-type="string">
            <text:p>OU=IT,OU=IC-AD,DC=IC,DC=local</text:p>
          </table:table-cell>
        </table:table-row>
        <table:table-row table:style-name="ro1">
          <table:table-cell office:value-type="string" calcext:value-type="string">
            <text:p>Dexter</text:p>
          </table:table-cell>
          <table:table-cell table:formula="of:=LOWER(LEFT([.A7];1)&amp;(LEFT([.C7];1)))" office:value-type="string" office:string-value="dh" calcext:value-type="string">
            <text:p>dh</text:p>
          </table:table-cell>
          <table:table-cell office:value-type="string" calcext:value-type="string">
            <text:p>Helenio</text:p>
          </table:table-cell>
          <table:table-cell table:formula="of:=LOWER(LEFT([.A7];2)&amp;(LEFT([.C7];2)))" office:value-type="string" office:string-value="dehe" calcext:value-type="string">
            <text:p>dehe</text:p>
          </table:table-cell>
          <table:table-cell table:formula="of:=CONCATENATE([.D7];&quot;@ic.com&quot;)" office:value-type="string" office:string-value="dehe@ic.com" calcext:value-type="string">
            <text:p>dehe@ic.co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estCity</text:p>
          </table:table-cell>
          <table:table-cell office:value-type="float" office:value="5525" calcext:value-type="float">
            <text:p>552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estcontr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sw0rd128</text:p>
          </table:table-cell>
          <table:table-cell office:value-type="string" calcext:value-type="string">
            <text:p>555-444-33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.ok</text:p>
          </table:table-cell>
          <table:table-cell office:value-type="string" calcext:value-type="string">
            <text:p>OU=IT,OU=IC-AD,DC=IC,DC=local</text:p>
          </table:table-cell>
        </table:table-row>
        <table:table-row table:style-name="ro1">
          <table:table-cell office:value-type="string" calcext:value-type="string">
            <text:p>Hilal</text:p>
          </table:table-cell>
          <table:table-cell table:formula="of:=LOWER(LEFT([.A8];1)&amp;(LEFT([.C8];1)))" office:value-type="string" office:string-value="hd" calcext:value-type="string">
            <text:p>hd</text:p>
          </table:table-cell>
          <table:table-cell office:value-type="string" calcext:value-type="string">
            <text:p>Diabel</text:p>
          </table:table-cell>
          <table:table-cell table:formula="of:=LOWER(LEFT([.A8];2)&amp;(LEFT([.C8];2)))" office:value-type="string" office:string-value="hidi" calcext:value-type="string">
            <text:p>hidi</text:p>
          </table:table-cell>
          <table:table-cell table:formula="of:=CONCATENATE([.D8];&quot;@ic.com&quot;)" office:value-type="string" office:string-value="hidi@ic.com" calcext:value-type="string">
            <text:p>hidi@ic.co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estCity</text:p>
          </table:table-cell>
          <table:table-cell office:value-type="float" office:value="5526" calcext:value-type="float">
            <text:p>552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estcontr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sw0rd129</text:p>
          </table:table-cell>
          <table:table-cell office:value-type="string" calcext:value-type="string">
            <text:p>555-444-33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.ok</text:p>
          </table:table-cell>
          <table:table-cell office:value-type="string" calcext:value-type="string">
            <text:p>OU=IT,OU=IC-AD,DC=IC,DC=local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0:43:46.050000000</meta:creation-date>
    <meta:generator>LibreOffice/7.2.0.4$Windows_X86_64 LibreOffice_project/9a9c6381e3f7a62afc1329bd359cc48accb6435b</meta:generator>
    <dc:date>2021-09-28T11:12:23.749000000</dc:date>
    <meta:editing-duration>PT28M36S</meta:editing-duration>
    <meta:editing-cycles>5</meta:editing-cycles>
    <meta:document-statistic meta:table-count="1" meta:cell-count="128" meta:object-count="0"/>
  </office:meta>
</office:document-meta>
</file>